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weight="normal" officeooo:rsid="00a9f8df" officeooo:paragraph-rsid="00a9f8df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0ab34a8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0ab34a8" officeooo:paragraph-rsid="00b5bc47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rsid="00b027cb" officeooo:paragraph-rsid="00b027cb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weight="normal" officeooo:rsid="00b36e91" officeooo:paragraph-rsid="00b5bc47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Liberation Serif1" fo:font-weight="normal" officeooo:rsid="00b5bc47" officeooo:paragraph-rsid="00b5bc47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0ab34a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break-before="page"/>
      <style:text-properties style:font-name="Liberation Serif1" fo:font-weight="normal" officeooo:rsid="00af332a" officeooo:paragraph-rsid="00af332a" style:font-weight-asian="normal" style:font-weight-complex="normal"/>
    </style:style>
    <style:style style:name="P11" style:family="paragraph" style:parent-style-name="Standard" style:list-style-name="L5">
      <style:paragraph-properties fo:line-height="150%"/>
      <style:text-properties style:font-name="Liberation Serif1" fo:font-weight="normal" officeooo:rsid="00b36e91" officeooo:paragraph-rsid="00b5bc47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0ab34a8" officeooo:paragraph-rsid="00f0d088" style:font-weight-asian="normal" style:font-weight-complex="normal"/>
    </style:style>
    <style:style style:name="P13" style:family="paragraph" style:parent-style-name="Text_20_body">
      <style:paragraph-properties fo:line-height="150%"/>
      <style:text-properties style:font-name="Liberation Serif1" fo:font-weight="normal" officeooo:rsid="00f49ddd" officeooo:paragraph-rsid="00f49ddd" style:font-weight-asian="normal" style:font-weight-complex="normal"/>
    </style:style>
    <style:style style:name="P14" style:family="paragraph" style:parent-style-name="Text_20_body">
      <style:text-properties officeooo:paragraph-rsid="00ee47c7"/>
    </style:style>
    <style:style style:name="P15" style:family="paragraph" style:parent-style-name="Heading_20_2">
      <style:text-properties officeooo:paragraph-rsid="00f0d088"/>
    </style:style>
    <style:style style:name="P16" style:family="paragraph" style:parent-style-name="Heading_20_2" style:master-page-name="Standard">
      <style:paragraph-properties style:page-number="auto"/>
      <style:text-properties officeooo:rsid="00b5bc47" officeooo:paragraph-rsid="00b5bc47"/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Heading_20_1" style:list-style-name="">
      <style:paragraph-properties fo:margin-left="0in" fo:margin-right="0in" fo:margin-top="0.1665in" fo:margin-bottom="0.0835in" style:contextual-spacing="false" fo:text-indent="0in" style:auto-text-indent="false" fo:background-color="transparent" fo:keep-with-next="always">
        <style:tab-stops>
          <style:tab-stop style:position="0.5in"/>
        </style:tab-stops>
        <style:background-image/>
      </style:paragraph-properties>
      <style:text-properties style:font-name="Liberation Serif1" fo:font-weight="normal" officeooo:rsid="00e790e0" officeooo:paragraph-rsid="0016eea4" style:font-weight-asian="normal" style:font-weight-complex="normal"/>
    </style:style>
    <style:style style:name="P19" style:family="paragraph" style:parent-style-name="Heading_20_1" style:master-page-name="Standard">
      <style:paragraph-properties style:page-number="auto" fo:break-before="page"/>
      <style:text-properties officeooo:rsid="00ee47c7" officeooo:paragraph-rsid="00ee47c7"/>
    </style:style>
    <style:style style:name="P20" style:family="paragraph" style:parent-style-name="Contents_20_Heading" style:master-page-name="">
      <style:paragraph-properties style:page-number="auto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Table_20_Contents">
      <style:text-properties style:font-name="Liberation Serif1" officeooo:rsid="00f781c5" officeooo:paragraph-rsid="00f781c5"/>
    </style:style>
    <style:style style:name="T1" style:family="text">
      <style:text-properties officeooo:rsid="00be1870"/>
    </style:style>
    <style:style style:name="T2" style:family="text">
      <style:text-properties officeooo:rsid="0087d6ea"/>
    </style:style>
    <style:style style:name="T3" style:family="text">
      <style:text-properties officeooo:rsid="0089190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66c9d0" style:font-style-asian="normal" style:font-style-complex="normal"/>
    </style:style>
    <style:style style:name="T6" style:family="text">
      <style:text-properties fo:font-style="normal" officeooo:rsid="00ab34a8" style:font-style-asian="normal" style:font-style-complex="normal"/>
    </style:style>
    <style:style style:name="T7" style:family="text">
      <style:text-properties officeooo:rsid="00f0d088"/>
    </style:style>
    <style:style style:name="T8" style:family="text">
      <style:text-properties officeooo:rsid="00f606c8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21"><text:a xlink:type="simple" xlink:href="#__RefHeading__833_791462310" text:style-name="Index_20_Link" text:visited-style-name="Index_20_Link"><text:s/>1 La ley de Ohm<text:tab/>2</text:a></text:p>
          <text:p text:style-name="P17"><text:a xlink:type="simple" xlink:href="#__RefHeading__836_791462310" text:style-name="Index_20_Link" text:visited-style-name="Index_20_Link"><text:s/>1.1 Relación entre tensión, corriente y resistencia<text:tab/>3</text:a></text:p>
          <text:p text:style-name="P17"><text:a xlink:type="simple" xlink:href="#__RefHeading__3003_509960930" text:style-name="Index_20_Link" text:visited-style-name="Index_20_Link"><text:s/>1.2 Soluciones<text:tab/>4</text:a></text:p>
        </text:index-body>
      </text:table-of-content>
      <text:h text:style-name="P18" text:outline-level="1"/>
      <text:h text:style-name="P19" text:outline-level="1"><text:bookmark-start text:name="__RefHeading__833_791462310"/>La ley de Ohm<text:bookmark-end text:name="__RefHeading__833_791462310"/></text:h>
      <text:p text:style-name="P14"/>
      <text:h text:style-name="P15" text:outline-level="2"><text:bookmark-start text:name="__RefHeading__836_791462310"/><text:span text:style-name="T7">Relación entre tensión, corriente y resistencia</text:span><text:bookmark-end text:name="__RefHeading__836_791462310"/></text:h>
      <text:p text:style-name="P12"/>
      <text:p text:style-name="P13">En un circuito eléctrico, los electrones libres circulan por los conductores que forman el circuito. Este movimiento continuo de electrones libres a través de los conductores se denomina corriente (flujo, intensidad) eléctrica.</text:p>
      <text:p text:style-name="P13">La fuerza que causa el <text:s/>movimiento de electrones, se llama tensión y se mide en voltios. La tensión indica la energía potencial entre dos puntos del circuito. Sin referencia a dos puntos concretos del circuito eléctrico, el término "tensión" carece de sentido.</text:p>
      <text:p text:style-name="P13">Para crear un flujo de electrones libres, es preciso aportarles energía. Esta carga de energía de los elctrones es necesaria, porque los materiales conductores del circuito oponen cierta resistencia a su paso. Esta resistencia es comparable a la resistencia que una tubería o una manguera oponen al paso del agua que transportan.</text:p>
      <text:p text:style-name="P13">Al igual que la tensión, la resistencia se mide entre dos puntos del circuito.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2">Magnitud</text:p>
          </table:table-cell>
          <table:table-cell table:style-name="Table1.A1" office:value-type="string">
            <text:p text:style-name="P22">Símbolo</text:p>
          </table:table-cell>
          <table:table-cell table:style-name="Table1.A1" office:value-type="string">
            <text:p text:style-name="P22">Unidad de medida</text:p>
          </table:table-cell>
          <table:table-cell table:style-name="Table1.D1" office:value-type="string">
            <text:p text:style-name="P22">Abreviación</text:p>
          </table:table-cell>
        </table:table-row>
        <table:table-row>
          <table:table-cell table:style-name="Table1.A2" office:value-type="string">
            <text:p text:style-name="P22">Corriente (intesidad)</text:p>
          </table:table-cell>
          <table:table-cell table:style-name="Table1.A2" office:value-type="string">
            <text:p text:style-name="P22">I</text:p>
          </table:table-cell>
          <table:table-cell table:style-name="Table1.A2" office:value-type="string">
            <text:p text:style-name="P22">Amperios</text:p>
          </table:table-cell>
          <table:table-cell table:style-name="Table1.D2" office:value-type="string">
            <text:p text:style-name="P22">A</text:p>
          </table:table-cell>
        </table:table-row>
        <table:table-row>
          <table:table-cell table:style-name="Table1.A2" office:value-type="string">
            <text:p text:style-name="P22">Tensión</text:p>
          </table:table-cell>
          <table:table-cell table:style-name="Table1.A2" office:value-type="string">
            <text:p text:style-name="P22">V</text:p>
          </table:table-cell>
          <table:table-cell table:style-name="Table1.A2" office:value-type="string">
            <text:p text:style-name="P22">Voltios</text:p>
          </table:table-cell>
          <table:table-cell table:style-name="Table1.D2" office:value-type="string">
            <text:p text:style-name="P22">V</text:p>
          </table:table-cell>
        </table:table-row>
        <table:table-row>
          <table:table-cell table:style-name="Table1.A2" office:value-type="string">
            <text:p text:style-name="P22">Resistencia</text:p>
          </table:table-cell>
          <table:table-cell table:style-name="Table1.A2" office:value-type="string">
            <text:p text:style-name="P22">R</text:p>
          </table:table-cell>
          <table:table-cell table:style-name="Table1.A2" office:value-type="string">
            <text:p text:style-name="P22">Ohmnios</text:p>
          </table:table-cell>
          <table:table-cell table:style-name="Table1.D2" office:value-type="string">
            <text:p text:style-name="P22"><text:span text:style-name="T9">Ω</text:span></text:p>
          </table:table-cell>
        </table:table-row>
      </table:table>
      <text:p text:style-name="P13"/>
      <text:p text:style-name="P13"/>
      <text:h text:style-name="P16" text:outline-level="2"><text:bookmark-start text:name="__RefHeading__3003_509960930"/>Soluciones<text:bookmark-end text:name="__RefHeading__3003_509960930"/></text:h>
      <text:p text:style-name="P5"/>
      <text:p text:style-name="P8">Ejercicio 1.2-1</text:p>
      <text:p text:style-name="P8">Haz un resumen de los principales conceptos presentados en los apartados anteriores</text:p>
      <text:p text:style-name="P7"/>
      <text:p text:style-name="P7">Resumen</text:p>
      <text:list xml:id="list8174420458566012768" text:style-name="L5">
        <text:list-item>
          <text:p text:style-name="P11">En los materiales conductores, los electrones exteriores de cada átomo se pueden mover fácilmente, y se denominan electrones libres.</text:p>
        </text:list-item>
        <text:list-item>
          <text:p text:style-name="P11">En los materiales aislantes, los electrones exteriores no tienen tanta libertad de movimiento.</text:p>
        </text:list-item>
        <text:list-item>
          <text:p text:style-name="P11">Todos los metales son conductores de la electricidad.</text:p>
        </text:list-item>
        <text:list-item>
          <text:p text:style-name="P11">La electricidad dinámica, o corriente eléctrica, es el movimiento uniforme de los electrones a través de un conductor.</text:p>
        </text:list-item>
        <text:list-item>
          <text:p text:style-name="P11">La electricidad estática es una carga acumulada e inmóvil (si se encuentra en un aislante) formada por un exceso o una falta de electrones. Se produce por separación de cargas por una fuerza mecánica durante el contacto en materiales distintos.</text:p>
        </text:list-item>
        <text:list-item>
          <text:p text:style-name="P11">Para que los electrones fluyan continuamente (indefinidamente) a través de un conductor, debe existir un</text:p>
        </text:list-item>
        <text:list-item>
          <text:p text:style-name="P11">Para que los electrones fluyan a través de un conductor, debe haber un camino ininterrumpido para que entren y salgan del conductor.</text:p>
        </text:list-item>
      </text:list>
      <text:p text:style-name="P6"/>
      <text:p text:style-name="P10"/>
      <text:p text:style-name="P3">Estos apuntes son una adaptación de “<text:span text:style-name="T5">L</text:span><text:span text:style-name="T4">essons in electric circuits volume 1 DC” , del autor Tony R. Kuphaldt.</text:span></text:p>
      <text:p text:style-name="P3"/>
      <text:p text:style-name="P9">Traducción y adaptación Paulino Posada</text:p>
      <text:p text:style-name="P4"><text:span text:style-name="T6">Traducción realizada con la versión gratuita del traductor www.DeepL.com/Translator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0be1870"/>
    </style:style>
    <style:style style:name="MT2" style:family="text">
      <style:text-properties officeooo:rsid="0087d6ea"/>
    </style:style>
    <style:style style:name="MT3" style:family="text">
      <style:text-properties officeooo:rsid="0089190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1_2 </text:span><text:tab/>09/2<text:span text:style-name="MT3">3</text:span></text:p>
      </style:header>
      <style:footer>
        <text:p text:style-name="MP2">Paulino Posada<text:tab/><text:tab/>pág. <text:page-number text:select-page="current">4</text:page-number> 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3-09-05T12:59:42.048536309</dc:date>
    <meta:editing-duration>PT16H32M6S</meta:editing-duration>
    <meta:editing-cycles>181</meta:editing-cycles>
    <meta:generator>LibreOffice/4.2.8.2$Linux_x86 LibreOffice_project/420m0$Build-2</meta:generator>
    <meta:document-statistic meta:table-count="1" meta:image-count="0" meta:object-count="0" meta:page-count="4" meta:paragraph-count="42" meta:word-count="393" meta:character-count="2469" meta:non-whitespace-character-count="2115"/>
  </office:meta>
</office:document-meta>
</file>